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9c72d" officeooo:paragraph-rsid="00127582"/>
    </style:style>
    <style:style style:name="P2" style:family="paragraph" style:parent-style-name="Standard">
      <style:text-properties style:font-name="arial" officeooo:rsid="0009c72d" officeooo:paragraph-rsid="00139425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fo:font-weight="bold" officeooo:rsid="0009c72d" officeooo:paragraph-rsid="00127582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arial" officeooo:rsid="00127582" officeooo:paragraph-rsid="00127582"/>
    </style:style>
    <style:style style:name="P5" style:family="paragraph" style:parent-style-name="Standard">
      <style:text-properties style:font-name="arial" fo:font-weight="bold" officeooo:rsid="00127582" officeooo:paragraph-rsid="00127582" style:font-weight-asian="bold" style:font-weight-complex="bold"/>
    </style:style>
    <style:style style:name="P6" style:family="paragraph" style:parent-style-name="Standard">
      <style:text-properties style:font-name="arial" fo:font-weight="bold" officeooo:rsid="0009c72d" officeooo:paragraph-rsid="00127582" style:font-weight-asian="bold" style:font-weight-complex="bold"/>
    </style:style>
    <style:style style:name="P7" style:family="paragraph" style:parent-style-name="Standard">
      <style:text-properties style:font-name="arial" officeooo:rsid="00139425" officeooo:paragraph-rsid="00139425"/>
    </style:style>
    <style:style style:name="P8" style:family="paragraph" style:parent-style-name="Standard">
      <style:text-properties style:font-name="arial" fo:font-size="14pt" fo:font-weight="bold" officeooo:rsid="00139425" officeooo:paragraph-rsid="00139425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c9211e" loext:opacity="100%" style:font-name="arial" fo:font-weight="bold" officeooo:rsid="0009c72d" officeooo:paragraph-rsid="00127582" style:font-weight-asian="bold" style:font-weight-complex="bold"/>
    </style:style>
    <style:style style:name="P10" style:family="paragraph" style:parent-style-name="Standard">
      <style:text-properties fo:color="#c9211e" loext:opacity="100%" style:font-name="arial" officeooo:rsid="00127582" officeooo:paragraph-rsid="00127582"/>
    </style:style>
    <style:style style:name="T1" style:family="text">
      <style:text-properties officeooo:rsid="001275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582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NCTIONNEMENT CAISSE vs BDD</text:p>
      <text:p text:style-name="P1"/>
      <text:p text:style-name="P1"/>
      <text:p text:style-name="P6">L<text:span text:style-name="T1">E</text:span> VENDEU<text:span text:style-name="T1">R</text:span> <text:span text:style-name="T1">SE CONNECTE</text:span></text:p>
      <text:p text:style-name="P6"><text:s/></text:p>
      <text:p text:style-name="P1"><text:span text:style-name="T1">tape ses login &amp; mots de passe </text:span>: </text:p>
      <text:p text:style-name="P1"><text:tab/><text:span text:style-name="T3">Appel : TABLE VENDEURS</text:span></text:p>
      <text:p text:style-name="P4"><text:span text:style-name="T2"><text:tab/>Compare :</text:span></text:p>
      <text:p text:style-name="P4"><text:tab/><text:tab/>- login</text:p>
      <text:p text:style-name="P4"><text:tab/><text:tab/>- mot de passe</text:p>
      <text:p text:style-name="P4"><text:span text:style-name="T3"/></text:p>
      <text:p text:style-name="P4"><text:span text:style-name="T2">SI CORRESPOND A UN VENDEUR =&gt; </text:span></text:p>
      <text:p text:style-name="P4"><text:span text:style-name="T2">- accès à la page concernée (vente si vendeur, tout le site si boss)</text:span></text:p>
      <text:p text:style-name="P4"><text:span text:style-name="T2">- charge la table produit dans une variable</text:span></text:p>
      <text:p text:style-name="P4"><text:span text:style-name="T2">- associe le ticket à un vendeur (table vendeurs id et éventuellement affiche le nom)</text:span></text:p>
      <text:p text:style-name="P1"><text:tab/></text:p>
      <text:p text:style-name="P4"><text:tab/><text:span text:style-name="T2">Déclaration variable : TABLE PRODUITS</text:span></text:p>
      <text:p text:style-name="P4"><text:span text:style-name="T2"><text:tab/>Appel :</text:span></text:p>
      <text:p text:style-name="P4"><text:span text:style-name="T2"><text:tab/><text:tab/>- </text:span>nom</text:p>
      <text:p text:style-name="P4"><text:tab/><text:tab/>- prix unitaire hors taxe</text:p>
      <text:p text:style-name="P4"/>
      <text:p text:style-name="P1">- Le site web reçoit ces informations et effectue une requête vers la base de données pour vérifier si un enregistrement correspondant existe dans la table "VENDEUR" avec le login fourni.</text:p>
      <text:p text:style-name="P9">- <text:span text:style-name="T1">Le ticket en cours doit être associé à un vendeur</text:span></text:p>
      <text:p text:style-name="P1"/>
      <text:p text:style-name="P4"><text:span text:style-name="T2">SI PAS D’ACTION (click ou move souris) pendant X minutes OU SI CLICK SUR LOGOUT =&gt; Déconnexion</text:span></text:p>
      <text:p text:style-name="P4"><text:span text:style-name="T2"><text:tab/></text:span><text:span text:style-name="T4">- on efface la variable produits ? =&gt; problème de perte ticket en cours !</text:span></text:p>
      <text:p text:style-name="P4"><text:span text:style-name="T2"/></text:p>
      <text:p text:style-name="P4"><text:span text:style-name="T2">RETOUR A LA CONNEXION</text:span></text:p>
      <text:p text:style-name="P1"><text:tab/></text:p>
      <text:p text:style-name="P1">- - - - - - - - - - - - - - - - - - - - - - - - - - - - - - - - - - - - - - - - - - - - - - - - - - - - - - - - - - - - - - - </text:p>
      <text:p text:style-name="P1"/>
      <text:p text:style-name="P5">LE VENDEUR COMMENCE SA VENTE</text:p>
      <text:p text:style-name="P4"/>
      <text:p text:style-name="P4">IL DOIT POUVOIR :</text:p>
      <text:p text:style-name="P4"><text:tab/>- enregistrer son ticket dans une variable persistante si déconnexion</text:p>
      <text:p text:style-name="P4"><text:tab/>- modifier son ticket</text:p>
      <text:p text:style-name="P4"><text:tab/>- le ticket doit pouvoir rassembler les lignes par produits et non 1 ligne par action</text:p>
      <text:p text:style-name="P4"><text:tab/>- valider le ticket en cours qui devient une vente</text:p>
      <text:p text:style-name="P4"/>
      <text:p text:style-name="P10"><text:tab/>- supprimer un ticket pourtant validé ? Seul le boss peut le faire ?</text:p>
      <text:p text:style-name="P4"/>
      <text:p text:style-name="P4"/>
      <text:p text:style-name="P1">- - - - - - - - - - - - - - - - - - - - - - - - - - - - - - - - - - - - - - - - - - - - - - - - - - - - - - - - - - - - - - - </text:p>
      <text:p text:style-name="P1"/>
      <text:p text:style-name="P5">LE VENDEUR ENCAISSE</text:p>
      <text:p text:style-name="P4"/>
      <text:p text:style-name="P4">IL DOIT POUVOIR :</text:p>
      <text:p text:style-name="P4"><text:tab/>- enregistrer chaque mode de paiement</text:p>
      <text:p text:style-name="P4"><text:soft-page-break/><text:tab/>- rendre la monnaie (uniquement en espèces)</text:p>
      <text:p text:style-name="P4"><text:tab/>- supprimer une erreur ou un changement de mode paiement du client</text:p>
      <text:p text:style-name="P4"/>
      <text:p text:style-name="P4"><text:tab/>- push l’encaissement à la fin</text:p>
      <text:p text:style-name="P4"><text:tab/></text:p>
      <text:p text:style-name="P8">MODIFIE EN BDD :</text:p>
      <text:p text:style-name="P7">TABLES VENTES :</text:p>
      <text:p text:style-name="P7"><text:tab/>- id-vendeur</text:p>
      <text:p text:style-name="P7"><text:tab/>- date-vente</text:p>
      <text:p text:style-name="P7"><text:tab/>- montant total</text:p>
      <text:p text:style-name="P7"/>
      <text:p text:style-name="P7">TABLES PRODUITS :</text:p>
      <text:p text:style-name="P7"><text:tab/>- stock</text:p>
      <text:p text:style-name="P2"/>
      <text:p text:style-name="P7">TABLES LIGNE-VENTE : le ticket est splitté par produit</text:p>
      <text:p text:style-name="P7"><text:tab/>- id-vente</text:p>
      <text:p text:style-name="P7"><text:tab/>- id-produit</text:p>
      <text:p text:style-name="P7"><text:tab/>- prix-unitaire : total de la vente (par produit)</text:p>
      <text:p text:style-name="P7"/>
      <text:p text:style-name="P7">INVENTAIRE</text:p>
      <text:p text:style-name="P7"><text:tab/>- date</text:p>
      <text:p text:style-name="P7"><text:tab/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35:23.487088852</meta:creation-date>
    <dc:date>2023-12-18T10:01:56.770045735</dc:date>
    <meta:editing-duration>PT26M3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53" meta:word-count="435" meta:character-count="1935" meta:non-whitespace-character-count="1509"/>
  </office:meta>
</office:document-meta>
</file>